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e4570" officeooo:paragraph-rsid="001e4570" style:font-size-asian="10pt" style:font-size-complex="10pt"/>
    </style:style>
    <style:style style:name="P3" style:family="paragraph" style:parent-style-name="Standard">
      <style:text-properties fo:font-size="10pt" officeooo:rsid="001e4570" officeooo:paragraph-rsid="001f4fb1" style:font-size-asian="10pt" style:font-size-complex="10pt"/>
    </style:style>
    <style:style style:name="P4" style:family="paragraph" style:parent-style-name="Standard">
      <style:text-properties fo:font-size="10pt" officeooo:paragraph-rsid="001f4fb1" style:font-size-asian="10pt" style:font-size-complex="10pt"/>
    </style:style>
    <style:style style:name="P5" style:family="paragraph" style:parent-style-name="Standard">
      <style:text-properties fo:font-size="10pt" officeooo:rsid="0020cfa2" officeooo:paragraph-rsid="0020cfa2" style:font-size-asian="10pt" style:font-size-complex="10pt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T1" style:family="text">
      <style:text-properties officeooo:rsid="001cc19f"/>
    </style:style>
    <style:style style:name="T2" style:family="text">
      <style:text-properties officeooo:rsid="001e45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45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(F6) </text:span>Le monstre, aux limites de l’humain</text:p>
      <text:p text:style-name="P4"><text:span text:style-name="T2">(F6) </text:span>Récits d’aventures</text:p>
      <text:p text:style-name="P3">(F6) Récits de création ; création poétique</text:p>
      <text:p text:style-name="P3">(F6) Résister au plus fort : ruses, mensonges et masques</text:p>
      <text:p text:style-name="P2">Lectures : au minimum, trois ouvrages de littérature de jeunesse contemporaine et trois œuvres classiques</text:p>
      <text:p text:style-name="P6"/>
      <text:p text:style-name="P1"/>
      <text:p text:style-name="P5">Lectures :</text:p>
      <text:p text:style-name="P5">Chaque année du cycle, l’élève lit :</text:p>
      <text:p text:style-name="P5">» » au moins trois œuvres complètes en lecture intégrale ;</text:p>
      <text:p text:style-name="P5">» » au moins trois œuvres complètes en lecture cursive ;</text:p>
      <text:p text:style-name="P5">» » au moins trois groupements de textes (lectures analytiques et cursives).</text:p>
      <text:p text:style-name="P1"/>
      <text:p text:style-name="P1">Se chercher, se construire</text:p>
      <text:p text:style-name="P1"><text:tab/><text:span text:style-name="T2">(F5) Le voyage et l’aventure : </text:span>pourquoi aller vers l’inconnu ?</text:p>
      <text:p text:style-name="P1"><text:tab/><text:span text:style-name="T2">(F4) Dire l’amour</text:span></text:p>
      <text:p text:style-name="P1"><text:tab/><text:span text:style-name="T1">(F3) </text:span>Se raconter, se représenter</text:p>
      <text:p text:style-name="P1">Vivre en société, participer à la société</text:p>
      <text:p text:style-name="P1"><text:tab/><text:span text:style-name="T2">(F5) </text:span>Avec autrui : familles, amis, réseaux</text:p>
      <text:p text:style-name="P1"><text:tab/><text:span text:style-name="T2">(F4) Individu et société : confrontations de </text:span>valeurs ?</text:p>
      <text:p text:style-name="P1"><text:tab/><text:span text:style-name="T1">(F3) </text:span>Dénoncer les travers de la société</text:p>
      <text:p text:style-name="P1">Regarder le monde, inventer des mondes</text:p>
      <text:p text:style-name="P1"><text:tab/><text:span text:style-name="T2">(F5) </text:span>Imaginer des univers nouveaux</text:p>
      <text:p text:style-name="P1"><text:tab/><text:span text:style-name="T2">(F4) La fiction pour interroger le réel</text:span></text:p>
      <text:p text:style-name="P1"><text:tab/><text:span text:style-name="T1">(F3) </text:span>Visions poétiques du monde<text:tab/><text:tab/><text:tab/><text:span text:style-name="T3">→</text:span><text:span text:style-name="T4"> qu’est-ce qu’un mouvement artistique ?</text:span></text:p>
      <text:p text:style-name="P1"><text:span text:style-name="T1">A</text:span>gir sur le monde</text:p>
      <text:p text:style-name="P1"><text:tab/><text:span text:style-name="T2">(F5) Héros / héroïnes et héroïsmes</text:span></text:p>
      <text:p text:style-name="P1"><text:tab/><text:span text:style-name="T2">(F4) Informer, s’informer, déformer ?</text:span></text:p>
      <text:p text:style-name="P1"><text:tab/><text:span text:style-name="T1">(F3) </text:span>Agir dans la cité : individu et pouvoir</text:p>
      <text:p text:style-name="P2">(+F5) L’être humain est-il maitre de la nature ?</text:p>
      <text:p text:style-name="P2">(+F4) La ville, lieu de tous les possibles ?</text:p>
      <text:p text:style-name="P1"><text:span text:style-name="T1">(+F3) </text:span>Progrès et rêves scientifiqu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1:02:19.160569096</meta:creation-date>
    <dc:date>2020-08-29T11:32:11.124911118</dc:date>
    <meta:editing-duration>PT9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14" meta:character-count="1273" meta:non-whitespace-character-count="1074"/>
  </office:meta>
</office:document-meta>
</file>